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 fo:font-weight="normal" style:font-size-asian="18pt" style:font-size-complex="18pt"/>
    </style:style>
    <style:style style:name="P2" style:family="paragraph">
      <style:paragraph-properties fo:text-align="center"/>
      <style:text-properties style:font-name="CMU Serif1" fo:font-size="18pt" fo:font-weight="normal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MU Serif1" fo:font-size="12pt" fo:font-weight="normal" style:font-size-asian="18pt" style:font-size-complex="18pt"/>
    </style:style>
    <style:style style:name="P5" style:family="paragraph">
      <style:paragraph-properties fo:text-align="center"/>
      <style:text-properties style:font-name="CMU Serif1" fo:font-weight="normal"/>
    </style:style>
    <style:style style:name="T1" style:family="text">
      <style:text-properties style:font-name="CMU Serif1" fo:font-style="italic" style:font-style-asian="italic" style:font-style-complex="italic"/>
    </style:style>
    <style:style style:name="T2" style:family="text">
      <style:text-properties style:text-position="-33% 58%" style:font-name="CMU Serif1" fo:font-style="normal" style:font-style-asian="normal" style:font-style-complex="normal"/>
    </style:style>
    <style:style style:name="T3" style:family="text">
      <style:text-properties style:font-name="CMU Serif1"/>
    </style:style>
    <style:style style:name="T4" style:family="text">
      <style:text-properties style:text-position="-33% 58%" style:font-name="CMU Serif1" fo:font-style="italic" style:font-style-asian="italic" style:font-style-complex="italic"/>
    </style:style>
    <style:style style:name="T5" style:family="text">
      <style:text-properties style:font-name="CMU Serif1" fo:font-size="12pt" fo:font-weight="normal" style:font-size-asian="18pt" style:font-size-complex="18pt"/>
    </style:style>
    <style:style style:name="T6" style:family="text">
      <style:text-properties style:font-name="CMU Serif1" fo:font-size="12pt" fo:font-style="italic" fo:font-weight="normal" style:font-size-asian="18pt" style:font-style-asian="italic" style:font-size-complex="18pt" style:font-style-complex="italic"/>
    </style:style>
    <style:style style:name="T7" style:family="text">
      <style:text-properties style:font-name="CMU Serif1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cm" svg:y="12cm">
          <text:p text:style-name="P1"><text:span text:style-name="T1">s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4cm" svg:y="12cm">
          <text:p text:style-name="P1"><text:span text:style-name="T1">s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5cm" svg:y="12cm">
          <text:p text:style-name="P1"><text:span text:style-name="T1">s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6cm" svg:y="12cm">
          <text:p text:style-name="P1"><text:span text:style-name="T1">s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7cm" svg:y="12cm">
          <text:p text:style-name="P1"><text:span text:style-name="T3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9cm" svg:y="12cm">
          <text:p text:style-name="P1"><text:span text:style-name="T1">s</text:span><text:span text:style-name="T4">n</text:span><text:span text:style-name="T2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10cm" svg:y="12cm">
          <text:p text:style-name="P1"><text:span text:style-name="T1">s</text:span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0.6cm" svg:x="3cm" svg:y="11.3cm">
          <text:p text:style-name="P3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0.6cm" svg:x="4cm" svg:y="11.3cm">
          <text:p text:style-name="P3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0.6cm" svg:x="5cm" svg:y="11.3cm">
          <text:p text:style-name="P3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0.6cm" svg:x="6cm" svg:y="11.3cm">
          <text:p text:style-name="P3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cm" svg:height="0.6cm" svg:x="7cm" svg:y="11.3cm">
          <text:p text:style-name="P3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0.6cm" svg:x="9cm" svg:y="11.3cm">
          <text:p text:style-name="P3"><text:span text:style-name="T6">n</text:span><text:span text:style-name="T5">–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0.6cm" svg:x="10cm" svg:y="11.3cm">
          <text:p text:style-name="P3"><text:span text:style-name="T6">n</text:span><text:span text:style-name="T5">–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8cm" svg:height="1cm" svg:x="2cm" svg:y="12cm">
          <text:p text:style-name="P3"><text:span text:style-name="T7">S: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8:14:43.600959456</meta:creation-date>
    <dc:date>2014-11-15T09:03:48.177178663</dc:date>
    <meta:editing-duration>PT2H43M21S</meta:editing-duration>
    <meta:editing-cycles>8</meta:editing-cycles>
    <meta:generator>LibreOffice/4.2.7.2$Linux_X86_64 LibreOffice_project/420m0$Build-2</meta:generator>
    <meta:document-statistic meta:object-count="15"/>
  </office:meta>
</office:document-meta>
</file>